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1.546cm"/>
    </style:style>
    <style:style style:name="co7" style:family="table-column">
      <style:table-column-properties fo:break-before="auto" style:column-width="2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2.49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2.49pt solid #000000" fo:border-right="0.06pt solid #000000" fo:border-top="none"/>
    </style:style>
    <style:style style:name="ce8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10" style:family="table-cell" style:parent-style-name="Default">
      <style:table-cell-properties fo:background-color="#dddddd" fo:border="2.49pt solid #000000"/>
      <style:text-properties style:use-window-font-color="true" style:text-outline="false" style:text-line-through-style="none" style:text-line-through-type="none" style:font-name="Liberation Serif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2.49pt solid #000000" fo:border-left="0.06pt solid #000000" fo:border-right="0.06pt solid #000000" fo:border-top="2.49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2.49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9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06pt solid #000000" fo:border-right="2.49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2.49pt solid #000000" fo:border-top="none"/>
    </style:style>
    <style:style style:name="ce3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49pt solid #000000" fo:border-left="0.06pt solid #000000" fo:border-right="2.49pt solid #000000" fo:border-top="none"/>
    </style:style>
    <style:style style:name="ce36" style:family="table-cell" style:parent-style-name="Default">
      <style:table-cell-properties fo:border-bottom="2.49pt solid #000000" fo:border-left="0.06pt solid #000000" fo:border-right="2.49pt solid #000000" fo:border-top="2.49pt solid #000000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number-columns-repeated="10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2" table:number-columns-repeated="11" table:default-cell-style-name="ce16"/>
        <table:table-column table:style-name="co6" table:default-cell-style-name="ce16"/>
        <table:table-column table:style-name="co7" table:default-cell-style-name="ce24"/>
        <table:table-column table:style-name="co2" table:number-columns-repeated="7" table:default-cell-style-name="ce16"/>
        <table:table-column table:style-name="co2" table:default-cell-style-name="ce32"/>
        <table:table-row table:style-name="ro1">
          <table:table-cell table:style-name="ce1" office:value-type="string" calcext:value-type="string" table:number-columns-spanned="36" table:number-rows-spanned="1">
            <text:p/>
          </table:table-cell>
          <table:covered-table-cell table:number-columns-repeated="34" table:style-name="ce11"/>
          <table:covered-table-cell table:style-name="ce27"/>
        </table:table-row>
        <table:table-row table:style-name="ro1">
          <table:table-cell table:style-name="ce2" office:value-type="string" calcext:value-type="string" table:number-columns-spanned="36" table:number-rows-spanned="1">
            <text:p><text:a xlink:href="http://jira.qalight.com/secure/IssueNavigator.jspa?reset=true&amp;jqlQuery=reporter+%3D+currentUser%28%29+ORDER+BY+createdDate+DESC" xlink:type="simple">QA Light</text:a> </text:p>
          </table:table-cell>
          <table:covered-table-cell table:number-columns-repeated="34" table:style-name="ce12"/>
          <table:covered-table-cell table:style-name="ce28"/>
        </table:table-row>
        <table:table-row table:style-name="ro1">
          <table:table-cell table:style-name="ce3" office:value-type="string" calcext:value-type="string" table:number-columns-spanned="36" table:number-rows-spanned="1">
            <text:p>Displaying 14 issues at 09/Dec/15 10:59 AM.</text:p>
          </table:table-cell>
          <table:covered-table-cell table:number-columns-repeated="34" table:style-name="ce13"/>
          <table:covered-table-cell table:style-name="ce29"/>
        </table:table-row>
        <table:table-row table:style-name="ro1">
          <table:table-cell table:style-name="ce4" office:value-type="string" calcext:value-type="string">
            <text:p>Project</text:p>
          </table:table-cell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Summary</text:p>
          </table:table-cell>
          <table:table-cell table:style-name="ce14" office:value-type="string" calcext:value-type="string">
            <text:p>Issue Type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Resolution</text:p>
          </table:table-cell>
          <table:table-cell table:style-name="ce14" office:value-type="string" calcext:value-type="string">
            <text:p>Assignee</text:p>
          </table:table-cell>
          <table:table-cell table:style-name="ce14" office:value-type="string" calcext:value-type="string">
            <text:p>Reporter</text:p>
          </table:table-cell>
          <table:table-cell table:style-name="ce14" office:value-type="string" calcext:value-type="string">
            <text:p>Created</text:p>
          </table:table-cell>
          <table:table-cell table:style-name="ce14" office:value-type="string" calcext:value-type="string">
            <text:p>Last Viewed</text:p>
          </table:table-cell>
          <table:table-cell table:style-name="ce14" office:value-type="string" calcext:value-type="string">
            <text:p>Updated</text:p>
          </table:table-cell>
          <table:table-cell table:style-name="ce14" office:value-type="string" calcext:value-type="string">
            <text:p>Resolved</text:p>
          </table:table-cell>
          <table:table-cell table:style-name="ce14" office:value-type="string" calcext:value-type="string">
            <text:p>Affects Version/s</text:p>
          </table:table-cell>
          <table:table-cell table:style-name="ce14" office:value-type="string" calcext:value-type="string">
            <text:p>Fix Version/s</text:p>
          </table:table-cell>
          <table:table-cell table:style-name="ce14" office:value-type="string" calcext:value-type="string">
            <text:p>Component/s</text:p>
          </table:table-cell>
          <table:table-cell table:style-name="ce14" office:value-type="string" calcext:value-type="string">
            <text:p>Due Date</text:p>
          </table:table-cell>
          <table:table-cell table:style-name="ce14" office:value-type="string" calcext:value-type="string">
            <text:p>Votes</text:p>
          </table:table-cell>
          <table:table-cell table:style-name="ce14" office:value-type="string" calcext:value-type="string">
            <text:p>Watchers</text:p>
          </table:table-cell>
          <table:table-cell table:style-name="ce14" office:value-type="string" calcext:value-type="string">
            <text:p>Images</text:p>
          </table:table-cell>
          <table:table-cell table:style-name="ce14" office:value-type="string" calcext:value-type="string">
            <text:p>Original Estimate</text:p>
          </table:table-cell>
          <table:table-cell table:style-name="ce14" office:value-type="string" calcext:value-type="string">
            <text:p>Remaining Estimate</text:p>
          </table:table-cell>
          <table:table-cell table:style-name="ce14" office:value-type="string" calcext:value-type="string">
            <text:p>Time Spent</text:p>
          </table:table-cell>
          <table:table-cell table:style-name="ce14" office:value-type="string" calcext:value-type="string">
            <text:p>Work Ratio</text:p>
          </table:table-cell>
          <table:table-cell table:style-name="ce14" office:value-type="string" calcext:value-type="string">
            <text:p>Sub-Tasks</text:p>
          </table:table-cell>
          <table:table-cell table:style-name="ce14" office:value-type="string" calcext:value-type="string">
            <text:p>Linked Issues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ecurity Level</text:p>
          </table:table-cell>
          <table:table-cell table:style-name="ce14" office:value-type="string" calcext:value-type="string">
            <text:p>Progress</text:p>
          </table:table-cell>
          <table:table-cell table:style-name="ce14" office:value-type="string" calcext:value-type="string">
            <text:p>Σ Progress</text:p>
          </table:table-cell>
          <table:table-cell table:style-name="ce14" office:value-type="string" calcext:value-type="string">
            <text:p>Σ Time Spent</text:p>
          </table:table-cell>
          <table:table-cell table:style-name="ce14" office:value-type="string" calcext:value-type="string">
            <text:p>Σ Remaining Estimate</text:p>
          </table:table-cell>
          <table:table-cell table:style-name="ce14" office:value-type="string" calcext:value-type="string">
            <text:p>Σ Original Estimate</text:p>
          </table:table-cell>
          <table:table-cell table:style-name="ce14" office:value-type="string" calcext:value-type="string">
            <text:p>Labels</text:p>
          </table:table-cell>
          <table:table-cell table:style-name="ce30" office:value-type="string" calcext:value-type="string">
            <text:p>AUT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Test_Project_G36</text:p>
          </table:table-cell>
          <table:table-cell table:style-name="ce15" office:value-type="string" calcext:value-type="string" table:number-columns-spanned="1" table:number-rows-spanned="9">
            <text:p><text:a xlink:href="http://jira.qalight.com/browse/TESLA-204" xlink:type="simple">TESLA-204</text:a> </text:p>
          </table:table-cell>
          <table:table-cell table:style-name="ce15" office:value-type="string" calcext:value-type="string" table:number-columns-spanned="1" table:number-rows-spanned="9">
            <text:p>Pibox, сообщение по кнопке "Upload" выдает неверный максимально допустимый размер файла</text:p>
          </table:table-cell>
          <table:table-cell table:style-name="ce15" office:value-type="string" calcext:value-type="string" table:number-columns-spanned="1" table:number-rows-spanned="9">
            <text:p>Bug</text:p>
          </table:table-cell>
          <table:table-cell table:style-name="ce15" office:value-type="string" calcext:value-type="string" table:number-columns-spanned="1" table:number-rows-spanned="9">
            <text:p>Open</text:p>
          </table:table-cell>
          <table:table-cell table:style-name="ce15" office:value-type="string" calcext:value-type="string" table:number-columns-spanned="1" table:number-rows-spanned="9">
            <text:p>Major</text:p>
          </table:table-cell>
          <table:table-cell table:style-name="ce21" office:value-type="string" calcext:value-type="string" table:number-columns-spanned="1" table:number-rows-spanned="9">
            <text:p>Unresolved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Sergei Volkov_G36</text:p>
          </table:table-cell>
          <table:table-cell table:style-name="ce15" office:value-type="string" calcext:value-type="string" table:number-columns-spanned="1" table:number-rows-spanned="9">
            <text:p>03/Dec/15 11:00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office:value-type="string" calcext:value-type="string" table:number-columns-spanned="1" table:number-rows-spanned="9">
            <text:p>03/Dec/15 11:12 AM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float" office:value="0" calcext:value-type="float" table:number-columns-spanned="1" table:number-rows-spanned="9">
            <text:p>0</text:p>
          </table:table-cell>
          <table:table-cell table:style-name="ce15" office:value-type="float" office:value="3" calcext:value-type="float" table:number-columns-spanned="1" table:number-rows-spanned="9">
            <text:p>3</text:p>
          </table:table-cell>
          <table:table-cell table:style-name="ce15" office:value-type="string" calcext:value-type="string" table:number-columns-spanned="1" table:number-rows-spanned="9">
            <text:p><text:a xlink:href="http://jira.qalight.com/secure/attachment/23746/_thumb_23746.png" xlink:type="simple">_thumb_23746.png </text:a> 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office:value-type="string" calcext:value-type="string" table:number-columns-spanned="1" table:number-rows-spanned="9">
            <text:p>TESLA-203</text:p>
          </table:table-cell>
          <table:table-cell table:style-name="ce23" office:value-type="string" calcext:value-type="string">
            <text:p>Ubuntu 14.04, Firefox 39.0</text:p>
          </table:table-cell>
          <table:table-cell table:style-name="ce23" office:value-type="string" calcext:value-type="string">
            <text:p>Steps to reproduce:</text:p>
          </table:table-cell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31" table:number-columns-spanned="1" table:number-rows-spanned="9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Необходима регистрация на Facebook.</text:p>
          </table:table-cell>
          <table:table-cell office:value-type="string" calcext:value-type="string">
            <text:p># Загрузить страницу pibox.com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Допустимый размер хранилища должен быть меньше 10Гбайт.</text:p>
          </table:table-cell>
          <table:table-cell office:value-type="string" calcext:value-type="string">
            <text:p># Нажать кнопку "Upload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хранилище должно быть свободное место.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Выдается сообщение с предупреждением, что максимально допустимый размер загружаемог файла - 10 Гбай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Выдается сообщение с предупреждением, что максимально допустимый размер загружаемог файла равен размеру свободного места в хранилище пользователя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2">
            <text:p>Test_Project_G36</text:p>
          </table:table-cell>
          <table:table-cell table:style-name="ce15" office:value-type="string" calcext:value-type="string" table:number-columns-spanned="1" table:number-rows-spanned="12">
            <text:p><text:a xlink:href="http://jira.qalight.com/browse/TESLA-203" xlink:type="simple">TESLA-203</text:a> </text:p>
          </table:table-cell>
          <table:table-cell table:style-name="ce15" office:value-type="string" calcext:value-type="string" table:number-columns-spanned="1" table:number-rows-spanned="12">
            <text:p>Pibox, в разделе Box не появляется кнопка "Скачать как архив" после клика на CheckBox возле имени файла</text:p>
          </table:table-cell>
          <table:table-cell table:style-name="ce15" office:value-type="string" calcext:value-type="string" table:number-columns-spanned="1" table:number-rows-spanned="12">
            <text:p>Bug</text:p>
          </table:table-cell>
          <table:table-cell table:style-name="ce15" office:value-type="string" calcext:value-type="string" table:number-columns-spanned="1" table:number-rows-spanned="12">
            <text:p>Open</text:p>
          </table:table-cell>
          <table:table-cell table:style-name="ce15" office:value-type="string" calcext:value-type="string" table:number-columns-spanned="1" table:number-rows-spanned="12">
            <text:p>Blocker</text:p>
          </table:table-cell>
          <table:table-cell table:style-name="ce21" office:value-type="string" calcext:value-type="string" table:number-columns-spanned="1" table:number-rows-spanned="12">
            <text:p>Unresolved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Sergei Volkov_G36</text:p>
          </table:table-cell>
          <table:table-cell table:style-name="ce15" office:value-type="string" calcext:value-type="string" table:number-columns-spanned="1" table:number-rows-spanned="12">
            <text:p>02/Dec/15 8:33 P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office:value-type="string" calcext:value-type="string" table:number-columns-spanned="1" table:number-rows-spanned="12">
            <text:p>03/Dec/15 11:00 AM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float" office:value="0" calcext:value-type="float" table:number-columns-spanned="1" table:number-rows-spanned="12">
            <text:p>0</text:p>
          </table:table-cell>
          <table:table-cell table:style-name="ce15" office:value-type="float" office:value="2" calcext:value-type="float" table:number-columns-spanned="1" table:number-rows-spanned="12">
            <text:p>2</text:p>
          </table:table-cell>
          <table:table-cell table:style-name="ce15" office:value-type="string" calcext:value-type="string" table:number-columns-spanned="1" table:number-rows-spanned="12">
            <text:p><text:a xlink:href="http://jira.qalight.com/secure/attachment/23733/_thumb_23733.png" xlink:type="simple">_thumb_23733.png </text:a> 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office:value-type="string" calcext:value-type="string" table:number-columns-spanned="1" table:number-rows-spanned="12">
            <text:p>TESLA-202, TESLA-204</text:p>
          </table:table-cell>
          <table:table-cell table:style-name="ce23" office:value-type="string" calcext:value-type="string">
            <text:p>Windows 7, Chrome 47.0.2526.73 m</text:p>
          </table:table-cell>
          <table:table-cell table:style-name="ce23" office:value-type="string" calcext:value-type="string">
            <text:p>Steps to reproduce:</text:p>
          </table:table-cell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15" table:number-columns-spanned="1" table:number-rows-spanned="12"/>
          <table:table-cell table:style-name="ce31" table:number-columns-spanned="1" table:number-rows-spanned="12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Необходима регистрация на Facebook.</text:p>
          </table:table-cell>
          <table:table-cell office:value-type="string" calcext:value-type="string">
            <text:p># Загрузить страницу pibox.com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кабинете Box (pibox.com) должен быть хотя бы один загруженный файл</text:p>
          </table:table-cell>
          <table:table-cell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Кликнуть на кнопку "с тремя точками"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Под кнопкой "с тремя точками" появились 2 кнопки "переместить" и "скопировать". Нет кнопки "Скачать как архив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Под кнопкой "с тремя точками"должны появиться 3 кнопки "Скачать как архив", "переместить" и "скопировать"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1">
            <text:p>Test_Project_G36</text:p>
          </table:table-cell>
          <table:table-cell table:style-name="ce15" office:value-type="string" calcext:value-type="string" table:number-columns-spanned="1" table:number-rows-spanned="11">
            <text:p><text:a xlink:href="http://jira.qalight.com/browse/TESLA-202" xlink:type="simple">TESLA-202</text:a> </text:p>
          </table:table-cell>
          <table:table-cell table:style-name="ce15" office:value-type="string" calcext:value-type="string" table:number-columns-spanned="1" table:number-rows-spanned="11">
            <text:p>Pibox, в разделе Box не появляется кнопка "Переименовать" после клика на CheckBox возле имени файла</text:p>
          </table:table-cell>
          <table:table-cell table:style-name="ce15" office:value-type="string" calcext:value-type="string" table:number-columns-spanned="1" table:number-rows-spanned="11">
            <text:p>Bug</text:p>
          </table:table-cell>
          <table:table-cell table:style-name="ce15" office:value-type="string" calcext:value-type="string" table:number-columns-spanned="1" table:number-rows-spanned="11">
            <text:p>Open</text:p>
          </table:table-cell>
          <table:table-cell table:style-name="ce15" office:value-type="string" calcext:value-type="string" table:number-columns-spanned="1" table:number-rows-spanned="11">
            <text:p>Blocker</text:p>
          </table:table-cell>
          <table:table-cell table:style-name="ce21" office:value-type="string" calcext:value-type="string" table:number-columns-spanned="1" table:number-rows-spanned="11">
            <text:p>Unresolved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Sergei Volkov_G36</text:p>
          </table:table-cell>
          <table:table-cell table:style-name="ce15" office:value-type="string" calcext:value-type="string" table:number-columns-spanned="1" table:number-rows-spanned="11">
            <text:p>02/Dec/15 7:28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office:value-type="string" calcext:value-type="string" table:number-columns-spanned="1" table:number-rows-spanned="11">
            <text:p>02/Dec/15 8:33 PM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float" office:value="0" calcext:value-type="float" table:number-columns-spanned="1" table:number-rows-spanned="11">
            <text:p>0</text:p>
          </table:table-cell>
          <table:table-cell table:style-name="ce15" office:value-type="float" office:value="1" calcext:value-type="float" table:number-columns-spanned="1" table:number-rows-spanned="11">
            <text:p>1</text:p>
          </table:table-cell>
          <table:table-cell table:style-name="ce15" office:value-type="string" calcext:value-type="string" table:number-columns-spanned="1" table:number-rows-spanned="11">
            <text:p><text:a xlink:href="http://jira.qalight.com/secure/attachment/23729/_thumb_23729.png" xlink:type="simple">_thumb_23729.png </text:a> 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office:value-type="string" calcext:value-type="string" table:number-columns-spanned="1" table:number-rows-spanned="11">
            <text:p>TESLA-203</text:p>
          </table:table-cell>
          <table:table-cell table:style-name="ce23" office:value-type="string" calcext:value-type="string">
            <text:p>Windows 7, Chrome 47.0.2526.73 m</text:p>
          </table:table-cell>
          <table:table-cell table:style-name="ce23" office:value-type="string" calcext:value-type="string">
            <text:p>Steps to reproduce:</text:p>
          </table:table-cell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15" table:number-columns-spanned="1" table:number-rows-spanned="11"/>
          <table:table-cell table:style-name="ce31" table:number-columns-spanned="1" table:number-rows-spanned="11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Необходима регистрация на Facebook.</text:p>
          </table:table-cell>
          <table:table-cell office:value-type="string" calcext:value-type="string">
            <text:p># Загрузить страницу pibox.com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В кабинете Box (pibox.com) должен быть хотя бы один загруженный файл</text:p>
          </table:table-cell>
          <table:table-cell office:value-type="string" calcext:value-type="string">
            <text:p># Выбрать в функциональном меню раздел Box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йти в Box загруженный файл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Отметить CheckBox возле имени файла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Actual resuts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Над таблицей файлов появились три кнопки "скачать", "добавить в избранное" и "удалить". Нет кнопки "переименовать"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Expected results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ны появиться четыре кнопки "скачать", "добавить в избранное", "переименовать" и "удалить"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23">
            <text:p>Test_Project_G36</text:p>
          </table:table-cell>
          <table:table-cell table:style-name="ce15" office:value-type="string" calcext:value-type="string" table:number-columns-spanned="1" table:number-rows-spanned="23">
            <text:p><text:a xlink:href="http://jira.qalight.com/browse/TESLA-162" xlink:type="simple">TESLA-162</text:a> </text:p>
          </table:table-cell>
          <table:table-cell table:style-name="ce15" office:value-type="string" calcext:value-type="string" table:number-columns-spanned="1" table:number-rows-spanned="23">
            <text:p>Приложение Diet&amp;Diary не сохраняет в файл рецепт по Ctrl+S</text:p>
          </table:table-cell>
          <table:table-cell table:style-name="ce15" office:value-type="string" calcext:value-type="string" table:number-columns-spanned="1" table:number-rows-spanned="23">
            <text:p>Bug</text:p>
          </table:table-cell>
          <table:table-cell table:style-name="ce15" office:value-type="string" calcext:value-type="string" table:number-columns-spanned="1" table:number-rows-spanned="23">
            <text:p>Open</text:p>
          </table:table-cell>
          <table:table-cell table:style-name="ce15" office:value-type="string" calcext:value-type="string" table:number-columns-spanned="1" table:number-rows-spanned="23">
            <text:p>Major</text:p>
          </table:table-cell>
          <table:table-cell table:style-name="ce21" office:value-type="string" calcext:value-type="string" table:number-columns-spanned="1" table:number-rows-spanned="23">
            <text:p>Unresolved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Sergei Volkov_G36</text:p>
          </table:table-cell>
          <table:table-cell table:style-name="ce15" office:value-type="string" calcext:value-type="string" table:number-columns-spanned="1" table:number-rows-spanned="23">
            <text:p>29/Nov/15 9:44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office:value-type="string" calcext:value-type="string" table:number-columns-spanned="1" table:number-rows-spanned="23">
            <text:p>01/Dec/15 7:03 PM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float" office:value="0" calcext:value-type="float" table:number-columns-spanned="1" table:number-rows-spanned="23">
            <text:p>0</text:p>
          </table:table-cell>
          <table:table-cell table:style-name="ce15" office:value-type="float" office:value="2" calcext:value-type="float" table:number-columns-spanned="1" table:number-rows-spanned="23">
            <text:p>2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office:value-type="string" calcext:value-type="string" table:number-columns-spanned="1" table:number-rows-spanned="23">
            <text:p>TESLA-161</text:p>
          </table:table-cell>
          <table:table-cell table:style-name="ce15" office:value-type="string" calcext:value-type="string" table:number-columns-spanned="1" table:number-rows-spanned="23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 по Ctrl+S</text:p>
          </table:table-cell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15" table:number-columns-spanned="1" table:number-rows-spanned="23"/>
          <table:table-cell table:style-name="ce31" table:number-columns-spanned="1" table:number-rows-spanned="23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брать на клавиатуре Ctrl+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5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22">
            <text:p>Test_Project_G36</text:p>
          </table:table-cell>
          <table:table-cell table:style-name="ce15" office:value-type="string" calcext:value-type="string" table:number-columns-spanned="1" table:number-rows-spanned="22">
            <text:p><text:a xlink:href="http://jira.qalight.com/browse/TESLA-161" xlink:type="simple">TESLA-161</text:a> </text:p>
          </table:table-cell>
          <table:table-cell table:style-name="ce15" office:value-type="string" calcext:value-type="string" table:number-columns-spanned="1" table:number-rows-spanned="22">
            <text:p>Приложение Diet&amp;Diary не сохраняет в файл рецепт по "Save as...""</text:p>
          </table:table-cell>
          <table:table-cell table:style-name="ce15" office:value-type="string" calcext:value-type="string" table:number-columns-spanned="1" table:number-rows-spanned="22">
            <text:p>Bug</text:p>
          </table:table-cell>
          <table:table-cell table:style-name="ce15" office:value-type="string" calcext:value-type="string" table:number-columns-spanned="1" table:number-rows-spanned="22">
            <text:p>Open</text:p>
          </table:table-cell>
          <table:table-cell table:style-name="ce15" office:value-type="string" calcext:value-type="string" table:number-columns-spanned="1" table:number-rows-spanned="22">
            <text:p>Major</text:p>
          </table:table-cell>
          <table:table-cell table:style-name="ce21" office:value-type="string" calcext:value-type="string" table:number-columns-spanned="1" table:number-rows-spanned="22">
            <text:p>Unresolved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Sergei Volkov_G36</text:p>
          </table:table-cell>
          <table:table-cell table:style-name="ce15" office:value-type="string" calcext:value-type="string" table:number-columns-spanned="1" table:number-rows-spanned="22">
            <text:p>29/Nov/15 9:29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office:value-type="string" calcext:value-type="string" table:number-columns-spanned="1" table:number-rows-spanned="22">
            <text:p>01/Dec/15 7:02 PM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float" office:value="0" calcext:value-type="float" table:number-columns-spanned="1" table:number-rows-spanned="22">
            <text:p>0</text:p>
          </table:table-cell>
          <table:table-cell table:style-name="ce15" office:value-type="float" office:value="1" calcext:value-type="float" table:number-columns-spanned="1" table:number-rows-spanned="22">
            <text:p>1</text:p>
          </table:table-cell>
          <table:table-cell table:style-name="ce15" office:value-type="string" calcext:value-type="string" table:number-columns-spanned="1" table:number-rows-spanned="22">
            <text:p><text:a xlink:href="http://jira.qalight.com/secure/attachment/23508/_thumb_23508.png" xlink:type="simple">_thumb_23508.png </text:a> 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office:value-type="string" calcext:value-type="string" table:number-columns-spanned="1" table:number-rows-spanned="22">
            <text:p>TESLA-162</text:p>
          </table:table-cell>
          <table:table-cell table:style-name="ce15" office:value-type="string" calcext:value-type="string" table:number-columns-spanned="1" table:number-rows-spanned="22">
            <text:p>Windows XP</text:p>
          </table:table-cell>
          <table:table-cell table:style-name="ce23" office:value-type="string" calcext:value-type="string">
            <text:p>Приложение Diet&amp;Diary не сохраняет в файл выбранный рецепт</text:p>
          </table:table-cell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15" table:number-columns-spanned="1" table:number-rows-spanned="22"/>
          <table:table-cell table:style-name="ce31" table:number-columns-spanned="1" table:number-rows-spanned="22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пустить Приложение Diet&amp;Diary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кладку "Рецепты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Проверить, если вкладка "Рецепты" содержит рецепты, то перейти на шаг 8, иначе создать рецепт "Бутерброд" (например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Кликнуть на функциональную иконку "+"(добавления рядка в таблицу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ввести название рецепта "Бутербро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форме "Рецепт" добавить продукты (хлеб, масло, сыр) через поиск в поле "Продукт" и их вес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рецепт нажатием кнопки "Гаразд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 таблице рецептов поставить фокус на название первого рецепта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в меню "Файл" функцию "Сохранить как...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каталог на диске и имя файла (например, с:\tmp\recept.htm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охранить файл нажатием кнопки "Сохранить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йти сохраненный файл на диске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крыть найденный файл броузером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Actual result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Файл содержит таблицу "Рацион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5" office:value-type="string" calcext:value-type="string">
            <text:p>Файл должен содержать рецепт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9">
            <text:p>Test_Project_G36</text:p>
          </table:table-cell>
          <table:table-cell table:style-name="ce15" office:value-type="string" calcext:value-type="string" table:number-columns-spanned="1" table:number-rows-spanned="19">
            <text:p><text:a xlink:href="http://jira.qalight.com/browse/TESLA-136" xlink:type="simple">TESLA-136</text:a> </text:p>
          </table:table-cell>
          <table:table-cell table:style-name="ce15" office:value-type="string" calcext:value-type="string" table:number-columns-spanned="1" table:number-rows-spanned="19">
            <text:p>Личный кабинет клиента допускает введение дополнительного почтового адреса аналогичного основному</text:p>
          </table:table-cell>
          <table:table-cell table:style-name="ce15" office:value-type="string" calcext:value-type="string" table:number-columns-spanned="1" table:number-rows-spanned="19">
            <text:p>Bug</text:p>
          </table:table-cell>
          <table:table-cell table:style-name="ce15" office:value-type="string" calcext:value-type="string" table:number-columns-spanned="1" table:number-rows-spanned="19">
            <text:p>Open</text:p>
          </table:table-cell>
          <table:table-cell table:style-name="ce15" office:value-type="string" calcext:value-type="string" table:number-columns-spanned="1" table:number-rows-spanned="19">
            <text:p>Minor</text:p>
          </table:table-cell>
          <table:table-cell table:style-name="ce21" office:value-type="string" calcext:value-type="string" table:number-columns-spanned="1" table:number-rows-spanned="19">
            <text:p>Unresolved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Sergei Volkov_G36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office:value-type="string" calcext:value-type="string" table:number-columns-spanned="1" table:number-rows-spanned="19">
            <text:p>21/Nov/15 3:40 PM</text:p>
          </table:table-cell>
          <table:table-cell table:style-name="ce15" office:value-type="string" calcext:value-type="string" table:number-columns-spanned="1" table:number-rows-spanned="19">
            <text:p>18/Nov/15 11:40 PM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float" office:value="0" calcext:value-type="float" table:number-columns-spanned="1" table:number-rows-spanned="19">
            <text:p>0</text:p>
          </table:table-cell>
          <table:table-cell table:style-name="ce15" office:value-type="float" office:value="1" calcext:value-type="float" table:number-columns-spanned="1" table:number-rows-spanned="19">
            <text:p>1</text:p>
          </table:table-cell>
          <table:table-cell table:style-name="ce15" office:value-type="string" calcext:value-type="string" table:number-columns-spanned="1" table:number-rows-spanned="19">
            <text:p><text:a xlink:href="http://jira.qalight.com/secure/attachment/23115/_thumb_23115.png" xlink:type="simple">_thumb_23115.png </text:a> 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Личный кабинет клиента допускает введение дополнительного почтового адреса аналогичного основному.</text:p>
          </table:table-cell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table:number-columns-spanned="1" table:number-rows-spanned="19"/>
          <table:table-cell table:style-name="ce15" office:value-type="string" calcext:value-type="string" table:number-columns-spanned="1" table:number-rows-spanned="19">
            <text:p>BH4F</text:p>
          </table:table-cell>
          <table:table-cell table:style-name="ce31" table:number-columns-spanned="1" table:number-rows-spanned="19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ыполнить вход в личный кабинет клиента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* Ввести в поле E-Mail-Adresse тестовый адрес (egcogned@yomail.info );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* Ввести в поле Passwort тестовый пароль (111111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ыполнить переход по ссылке Adressbuch. Открывается страница с информацией об адресе, введенном при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кнопку Adresse hinzufügen. Открывается форма регистрации дополнительных адре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вести в поля регистрационной формы адресную информацию, аналогичную основному адресу, введенному при регистрации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кнопку Weiter. Адрес-дубликат принимается системой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Происходит регистрация дубликата имеющегося адрес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но выводиться сообщение, что такой адрес уже существует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14" xlink:type="simple">TESLA-114</text:a> </text:p>
          </table:table-cell>
          <table:table-cell table:style-name="ce15" office:value-type="string" calcext:value-type="string" table:number-columns-spanned="1" table:number-rows-spanned="14">
            <text:p>Форма регистрации в поле номера телефона принимает текст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8/Nov/15 4:45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office:value-type="string" calcext:value-type="string" table:number-columns-spanned="1" table:number-rows-spanned="14">
            <text:p>18/Nov/15 11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94/_thumb_23094.png" xlink:type="simple">_thumb_23094.png </text:a> <text:a xlink:href="http://jira.qalight.com/secure/attachment/23095/_thumb_23095.png" xlink:type="simple">_thumb_23095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Форма регистрации нового клиента в поле номера телефона принимает текст, сообщение о введении некорректных данных не выдается, происходит регистрация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BH4F</text:p>
          </table:table-cell>
          <table:table-cell table:style-name="ce31" table:number-columns-spanned="1" table:number-rows-spanned="14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https://www.boxhaus.de/customer/login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грузить страницу //www.boxhaus.de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верхнем правом углу нажать на ссылку Log In. Открывается страница регистраци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полнить все требуемые поля(*) корректными данными, кроме поля для номера телефон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поле для номера телефона ввести любую текстовую строку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регистрировать клиента, нажав на кнопку "Daten absenden". Открывается личная страница клиент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Происходит регистрация с некорректным номером телефона (см. скриншоты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но выводиться сообщение о попытке ввести некорректные данные в поле для номера телефона. Регистрационная форма должна быть отклонена. Необходимо ввести контроль: вводить только цифры. Чтобы клиенту было легче, показать формат номера в Placeholder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102" xlink:type="simple">TESLA-102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загрузку the Return Proforma Invoice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8/Nov/15 4:46 PM</text:p>
          </table:table-cell>
          <table:table-cell table:style-name="ce15" office:value-type="string" calcext:value-type="string" table:number-columns-spanned="1" table:number-rows-spanned="14">
            <text:p>17/Nov/15 9:24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3" calcext:value-type="float" table:number-columns-spanned="1" table:number-rows-spanned="14">
            <text:p>3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загрузку the Return Proforma Invoice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1" table:number-columns-spanned="1" table:number-rows-spanned="14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Changing or Canceling an Orde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Ссылка не работает - 404 URL Error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91" xlink:type="simple">TESLA-91</text:a> </text:p>
          </table:table-cell>
          <table:table-cell table:style-name="ce15" office:value-type="string" calcext:value-type="string" table:number-columns-spanned="1" table:number-rows-spanned="14">
            <text:p>В разделе How To Shop не работает ссылка на раздел Payment Information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office:value-type="string" calcext:value-type="string" table:number-columns-spanned="1" table:number-rows-spanned="14">
            <text:p>17/Nov/15 9:21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2" calcext:value-type="float" table:number-columns-spanned="1" table:number-rows-spanned="14">
            <text:p>2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67, TESLA-102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How To Shop ссылка на раздел Payment Information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1" table:number-columns-spanned="1" table:number-rows-spanned="14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How to shop". Откроется страница с информационными разделами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на ссылку под словом "here" в разделе Payment Information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Ссылка не работает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ен быть переход по ссылке на соответствующий раздел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7" xlink:type="simple">TESLA-67</text:a> </text:p>
          </table:table-cell>
          <table:table-cell table:style-name="ce15" office:value-type="string" calcext:value-type="string" table:number-columns-spanned="1" table:number-rows-spanned="14">
            <text:p>В разделе FAQS открывается ответ не на искомый вопрос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in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8:34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office:value-type="string" calcext:value-type="string" table:number-columns-spanned="1" table:number-rows-spanned="14">
            <text:p>17/Nov/15 9:10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50/_thumb_23050.png" xlink:type="simple">_thumb_23050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TESLA-91</text:p>
          </table:table-cell>
          <table:table-cell table:style-name="ce23" office:value-type="string" calcext:value-type="string">
            <text:p>OS Ubuntu 14.04.LTS; Browser Mozilla Firefox 42.0</text:p>
          </table:table-cell>
          <table:table-cell table:style-name="ce23" office:value-type="string" calcext:value-type="string">
            <text:p>В разделе FAQS открывается ответ не на искомый вопрос после нажатия на ссылку, кроме последнего вопроса из списка.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M4</text:p>
          </table:table-cell>
          <table:table-cell table:style-name="ce31" table:number-columns-spanned="1" table:number-rows-spanned="14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>http://www.morato.it/on/demandware.store/Sites-morato-Site/default/CustomerService-Show?cid=faqs#01Answer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Загрузить страницу http://www.morato.it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Проскролить вниз до границы страницы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Нажать на ссылку "customer service". Откроется список серви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В списке "customer service" перейти по ссылке "Faqs". Откроется список вопросов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# Получить ответ на первый вопрос из списка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Показан ответ на вопрос №2 (см. прилогаемый скриншот).</text:p>
          </table:table-cell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/>
          <table:covered-table-cell table:number-columns-repeated="8"/>
        </table:table-row>
        <table:table-row table:style-name="ro1">
          <table:covered-table-cell table:number-columns-repeated="26"/>
          <table:table-cell table:style-name="ce24" office:value-type="string" calcext:value-type="string">
            <text:p/>
          </table:table-cell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5" table:style-name="ce17"/>
          <table:table-cell table:style-name="ce25" office:value-type="string" calcext:value-type="string">
            <text:p/>
          </table:table-cell>
          <table:table-cell table:style-name="ce25" office:value-type="string" calcext:value-type="string">
            <text:p>Должен быть показан ответ на вопрос №1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4">
            <text:p>Test_Project_G36</text:p>
          </table:table-cell>
          <table:table-cell table:style-name="ce15" office:value-type="string" calcext:value-type="string" table:number-columns-spanned="1" table:number-rows-spanned="14">
            <text:p><text:a xlink:href="http://jira.qalight.com/browse/TESLA-63" xlink:type="simple">TESLA-63</text:a> </text:p>
          </table:table-cell>
          <table:table-cell table:style-name="ce15" office:value-type="string" calcext:value-type="string" table:number-columns-spanned="1" table:number-rows-spanned="14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office:value-type="string" calcext:value-type="string" table:number-columns-spanned="1" table:number-rows-spanned="14">
            <text:p>Bug</text:p>
          </table:table-cell>
          <table:table-cell table:style-name="ce15" office:value-type="string" calcext:value-type="string" table:number-columns-spanned="1" table:number-rows-spanned="14">
            <text:p>Open</text:p>
          </table:table-cell>
          <table:table-cell table:style-name="ce15" office:value-type="string" calcext:value-type="string" table:number-columns-spanned="1" table:number-rows-spanned="14">
            <text:p>Major</text:p>
          </table:table-cell>
          <table:table-cell table:style-name="ce21" office:value-type="string" calcext:value-type="string" table:number-columns-spanned="1" table:number-rows-spanned="14">
            <text:p>Unresolved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Sergei Volkov_G36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office:value-type="string" calcext:value-type="string" table:number-columns-spanned="1" table:number-rows-spanned="14">
            <text:p>17/Nov/15 8:16 PM</text:p>
          </table:table-cell>
          <table:table-cell table:style-name="ce15" office:value-type="string" calcext:value-type="string" table:number-columns-spanned="1" table:number-rows-spanned="14">
            <text:p>17/Nov/15 3:42 PM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float" office:value="0" calcext:value-type="float" table:number-columns-spanned="1" table:number-rows-spanned="14">
            <text:p>0</text:p>
          </table:table-cell>
          <table:table-cell table:style-name="ce15" office:value-type="float" office:value="1" calcext:value-type="float" table:number-columns-spanned="1" table:number-rows-spanned="14">
            <text:p>1</text:p>
          </table:table-cell>
          <table:table-cell table:style-name="ce15" office:value-type="string" calcext:value-type="string" table:number-columns-spanned="1" table:number-rows-spanned="14">
            <text:p><text:a xlink:href="http://jira.qalight.com/secure/attachment/23049/_thumb_23049.png" xlink:type="simple">_thumb_23049.png </text:a> 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office:value-type="string" calcext:value-type="string" table:number-columns-spanned="1" table:number-rows-spanned="14">
            <text:p>OS Ubuntu 14.04.LTS; Browser Mozilla Firefox 42.0</text:p>
          </table:table-cell>
          <table:table-cell table:style-name="ce23" office:value-type="string" calcext:value-type="string">
            <text:p>В корзине подарков в поле итоговой суммы выдается некорректный результат при выборе услуги по доставке товара</text:p>
          </table:table-cell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15" table:number-columns-spanned="1" table:number-rows-spanned="14"/>
          <table:table-cell table:style-name="ce31" table:number-columns-spanned="1" table:number-rows-spanned="14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. Открывается главная страниц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Выбрать на главной странице в каталоге пункт "Прикольные подарки". Открывается раздел "Прикольные подарки" с изображениями и ценами подарков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Нажать кнопку "Купить" под изображением подарка. Открывается корзина с выбранным подарком. В корзине указан один подарок, его цена и итоговая сумма покупки, равная цене подарка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Спуститься ниже по странице до появления поля типа Checkbox формы заказа под названием "Доставк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Отметить поле типа Checkbox под названием "Доставка". В корзину добавиться услуга "Доставка" и ее цена. В поле итоговой цены покупки отображается "NaN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Поле итоговой цены отображает "NaN" - некорректный результат вычисления суммы цены подарка и цены услуги "Доставка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5" office:value-type="string" calcext:value-type="string">
            <text:p>Поле итоговой цены должно отображать числовой результат вычисления суммы цены подарка и цены услуги "Доставка" (в формате числа с плавающей точкой с двумя цифрами после запятой)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20">
            <text:p>Test_Project_G36</text:p>
          </table:table-cell>
          <table:table-cell table:style-name="ce15" office:value-type="string" calcext:value-type="string" table:number-columns-spanned="1" table:number-rows-spanned="20">
            <text:p><text:a xlink:href="http://jira.qalight.com/browse/TESLA-40" xlink:type="simple">TESLA-40</text:a> </text:p>
          </table:table-cell>
          <table:table-cell table:style-name="ce15" office:value-type="string" calcext:value-type="string" table:number-columns-spanned="1" table:number-rows-spanned="20">
            <text:p>Order registratration form allows invalid data input</text:p>
          </table:table-cell>
          <table:table-cell table:style-name="ce15" office:value-type="string" calcext:value-type="string" table:number-columns-spanned="1" table:number-rows-spanned="20">
            <text:p>Bug</text:p>
          </table:table-cell>
          <table:table-cell table:style-name="ce15" office:value-type="string" calcext:value-type="string" table:number-columns-spanned="1" table:number-rows-spanned="20">
            <text:p>Open</text:p>
          </table:table-cell>
          <table:table-cell table:style-name="ce15" office:value-type="string" calcext:value-type="string" table:number-columns-spanned="1" table:number-rows-spanned="20">
            <text:p>Critical</text:p>
          </table:table-cell>
          <table:table-cell table:style-name="ce21" office:value-type="string" calcext:value-type="string" table:number-columns-spanned="1" table:number-rows-spanned="20">
            <text:p>Unresolved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Sergei Volkov_G36</text:p>
          </table:table-cell>
          <table:table-cell table:style-name="ce15" office:value-type="string" calcext:value-type="string" table:number-columns-spanned="1" table:number-rows-spanned="20">
            <text:p>12/Nov/15 11:13 A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office:value-type="string" calcext:value-type="string" table:number-columns-spanned="1" table:number-rows-spanned="20">
            <text:p>17/Nov/15 12:35 PM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float" office:value="0" calcext:value-type="float" table:number-columns-spanned="1" table:number-rows-spanned="20">
            <text:p>0</text:p>
          </table:table-cell>
          <table:table-cell table:style-name="ce15" office:value-type="float" office:value="1" calcext:value-type="float" table:number-columns-spanned="1" table:number-rows-spanned="20">
            <text:p>1</text:p>
          </table:table-cell>
          <table:table-cell table:style-name="ce15" office:value-type="string" calcext:value-type="string" table:number-columns-spanned="1" table:number-rows-spanned="20">
            <text:p><text:a xlink:href="http://jira.qalight.com/secure/attachment/22980/_thumb_22980.png" xlink:type="simple">_thumb_22980.png </text:a> <text:a xlink:href="http://jira.qalight.com/secure/attachment/22981/_thumb_22981.png" xlink:type="simple">_thumb_22981.png </text:a> 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office:value-type="string" calcext:value-type="string" table:number-columns-spanned="1" table:number-rows-spanned="20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15" table:number-columns-spanned="1" table:number-rows-spanned="20"/>
          <table:table-cell table:style-name="ce31" table:number-columns-spanned="1" table:number-rows-spanned="20"/>
        </table:table-row>
        <table:table-row table:style-name="ro1">
          <table:covered-table-cell table:number-columns-repeated="27"/>
          <table:table-cell office:value-type="string" calcext:value-type="string">
            <text:p>Order registration form allows invalid data input in the Text Field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ФИО - special symbols (@,#,%) and digits are accept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Телефон - the length of the phone-number isn't controll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E-mail - presence of @-symbol isn't check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Желаемая дата самовывоза - it's possible to input the date before the date of the current order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* Время самовывоза - the format of time isn't controlled, it's possible to input characters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the page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the button "Купить", page "Корзина" is opened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Go to the form "Оформление заказа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the test data in the Text fields according to snap-shot (se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Оформить", you are being forwarded to the order confirmation page (see snap-shot in the attachment)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пасибо, Ваш заказ успешно размещен" is displayed at the top of the order confirmation page that means order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5" office:value-type="string" calcext:value-type="string">
            <text:p>Order must be rejected completely. Massage about invalid input should be displayed.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5" office:value-type="string" calcext:value-type="string" table:number-columns-spanned="1" table:number-rows-spanned="10">
            <text:p>Test_Project_G36</text:p>
          </table:table-cell>
          <table:table-cell table:style-name="ce15" office:value-type="string" calcext:value-type="string" table:number-columns-spanned="1" table:number-rows-spanned="10">
            <text:p><text:a xlink:href="http://jira.qalight.com/browse/TESLA-29" xlink:type="simple">TESLA-29</text:a> </text:p>
          </table:table-cell>
          <table:table-cell table:style-name="ce15" office:value-type="string" calcext:value-type="string" table:number-columns-spanned="1" table:number-rows-spanned="10">
            <text:p>В верхней части страницы неполностью отображается контактный номер телефона</text:p>
          </table:table-cell>
          <table:table-cell table:style-name="ce15" office:value-type="string" calcext:value-type="string" table:number-columns-spanned="1" table:number-rows-spanned="10">
            <text:p>Bug</text:p>
          </table:table-cell>
          <table:table-cell table:style-name="ce15" office:value-type="string" calcext:value-type="string" table:number-columns-spanned="1" table:number-rows-spanned="10">
            <text:p>Open</text:p>
          </table:table-cell>
          <table:table-cell table:style-name="ce15" office:value-type="string" calcext:value-type="string" table:number-columns-spanned="1" table:number-rows-spanned="10">
            <text:p>Minor</text:p>
          </table:table-cell>
          <table:table-cell table:style-name="ce21" office:value-type="string" calcext:value-type="string" table:number-columns-spanned="1" table:number-rows-spanned="10">
            <text:p>Unresolved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Sergei Volkov_G36</text:p>
          </table:table-cell>
          <table:table-cell table:style-name="ce15" office:value-type="string" calcext:value-type="string" table:number-columns-spanned="1" table:number-rows-spanned="10">
            <text:p>11/Nov/15 5:18 PM</text:p>
          </table:table-cell>
          <table:table-cell table:style-name="ce15" office:value-type="string" calcext:value-type="string" table:number-columns-spanned="1" table:number-rows-spanned="10">
            <text:p>17/Nov/15 3:05 PM</text:p>
          </table:table-cell>
          <table:table-cell table:style-name="ce15" office:value-type="string" calcext:value-type="string" table:number-columns-spanned="1" table:number-rows-spanned="10">
            <text:p>17/Nov/15 12:48 PM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float" office:value="0" calcext:value-type="float" table:number-columns-spanned="1" table:number-rows-spanned="10">
            <text:p>0</text:p>
          </table:table-cell>
          <table:table-cell table:style-name="ce15" office:value-type="float" office:value="1" calcext:value-type="float" table:number-columns-spanned="1" table:number-rows-spanned="10">
            <text:p>1</text:p>
          </table:table-cell>
          <table:table-cell table:style-name="ce15" office:value-type="string" calcext:value-type="string" table:number-columns-spanned="1" table:number-rows-spanned="10">
            <text:p><text:a xlink:href="http://jira.qalight.com/secure/attachment/22975/_thumb_22975.png" xlink:type="simple">_thumb_22975.png </text:a> 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OS Ubuntu 14.04.LTS; Browser Mozilla Firefox 42.0</text:p>
          </table:table-cell>
          <table:table-cell table:style-name="ce23"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.</text:p>
          </table:table-cell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table:number-columns-spanned="1" table:number-rows-spanned="10"/>
          <table:table-cell table:style-name="ce15" office:value-type="string" calcext:value-type="string" table:number-columns-spanned="1" table:number-rows-spanned="10">
            <text:p>GraphicDesign</text:p>
          </table:table-cell>
          <table:table-cell table:style-name="ce31" table:number-columns-spanned="1" table:number-rows-spanned="10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Шаги для воспроизведения (Steps to reproduce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Загрузить страницу http://originaloff.com.ua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Полученные результаты (Actual results)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В верхней части страницы http://originaloff.com.ua неправильное (неполно) отображается самый нижний номер телефона (044 332 62 70) из списка контактных телефонных номеров (см. скриншот в приложении)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Ожидаемые результаты (Expected result):</text:p>
          </table:table-cell>
          <table:covered-table-cell table:number-columns-repeated="8"/>
        </table:table-row>
        <table:table-row table:style-name="ro1">
          <table:covered-table-cell table:style-name="ce7"/>
          <table:covered-table-cell table:number-columns-repeated="26" table:style-name="ce17"/>
          <table:table-cell table:style-name="ce25" office:value-type="string" calcext:value-type="string">
            <text:p>Список контактных телефонных номеров должен отображаться полностью. Возможно следует обратить внимание на высоту элемента (локально проблема устраняется увеличением параметра height=80px до height=90px для #lay_header .tel)</text:p>
          </table:table-cell>
          <table:covered-table-cell table:number-columns-repeated="7" table:style-name="ce17"/>
          <table:covered-table-cell table:style-name="ce33"/>
        </table:table-row>
        <table:table-row table:style-name="ro1">
          <table:table-cell table:style-name="ce8" office:value-type="string" calcext:value-type="string" table:number-columns-spanned="1" table:number-rows-spanned="15">
            <text:p>Test_Project_G36</text:p>
          </table:table-cell>
          <table:table-cell table:style-name="ce18" office:value-type="string" calcext:value-type="string" table:number-columns-spanned="1" table:number-rows-spanned="15">
            <text:p><text:a xlink:href="http://jira.qalight.com/browse/TESLA-20" xlink:type="simple">TESLA-20</text:a> </text:p>
          </table:table-cell>
          <table:table-cell table:style-name="ce18" office:value-type="string" calcext:value-type="string" table:number-columns-spanned="1" table:number-rows-spanned="15">
            <text:p>Control of data validity is absent for Callback input form</text:p>
          </table:table-cell>
          <table:table-cell table:style-name="ce18" office:value-type="string" calcext:value-type="string" table:number-columns-spanned="1" table:number-rows-spanned="15">
            <text:p>Bug</text:p>
          </table:table-cell>
          <table:table-cell table:style-name="ce18" office:value-type="string" calcext:value-type="string" table:number-columns-spanned="1" table:number-rows-spanned="15">
            <text:p>Open</text:p>
          </table:table-cell>
          <table:table-cell table:style-name="ce18" office:value-type="string" calcext:value-type="string" table:number-columns-spanned="1" table:number-rows-spanned="15">
            <text:p>Major</text:p>
          </table:table-cell>
          <table:table-cell table:style-name="ce22" office:value-type="string" calcext:value-type="string" table:number-columns-spanned="1" table:number-rows-spanned="15">
            <text:p>Unresolved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Sergei Volkov_G36</text:p>
          </table:table-cell>
          <table:table-cell table:style-name="ce18" office:value-type="string" calcext:value-type="string" table:number-columns-spanned="1" table:number-rows-spanned="15">
            <text:p>11/Nov/15 12:49 PM</text:p>
          </table:table-cell>
          <table:table-cell table:style-name="ce18" office:value-type="string" calcext:value-type="string" table:number-columns-spanned="1" table:number-rows-spanned="15">
            <text:p>12/Nov/15 8:08 PM</text:p>
          </table:table-cell>
          <table:table-cell table:style-name="ce18" office:value-type="string" calcext:value-type="string" table:number-columns-spanned="1" table:number-rows-spanned="15">
            <text:p>12/Nov/15 7:38 PM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float" office:value="0" calcext:value-type="float" table:number-columns-spanned="1" table:number-rows-spanned="15">
            <text:p>0</text:p>
          </table:table-cell>
          <table:table-cell table:style-name="ce18" office:value-type="float" office:value="1" calcext:value-type="float" table:number-columns-spanned="1" table:number-rows-spanned="15">
            <text:p>1</text:p>
          </table:table-cell>
          <table:table-cell table:style-name="ce18" office:value-type="string" calcext:value-type="string" table:number-columns-spanned="1" table:number-rows-spanned="15">
            <text:p><text:a xlink:href="http://jira.qalight.com/secure/attachment/22959/_thumb_22959.png" xlink:type="simple">_thumb_22959.png </text:a> <text:a xlink:href="http://jira.qalight.com/secure/attachment/22958/_thumb_22958.png" xlink:type="simple">_thumb_22958.png </text:a> 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office:value-type="string" calcext:value-type="string" table:number-columns-spanned="1" table:number-rows-spanned="15">
            <text:p>OS Ubuntu 14.04.LTS; Browser Mozilla Firefox 42.0</text:p>
          </table:table-cell>
          <table:table-cell table:style-name="ce23" office:value-type="string" calcext:value-type="string">
            <text:p>Site: origienaloff.com.ua</text:p>
          </table:table-cell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18" table:number-columns-spanned="1" table:number-rows-spanned="15"/>
          <table:table-cell table:style-name="ce34" table:number-columns-spanned="1" table:number-rows-spanned="15"/>
        </table:table-row>
        <table:table-row table:style-name="ro1">
          <table:covered-table-cell table:number-columns-repeated="27"/>
          <table:table-cell office:value-type="string" calcext:value-type="string">
            <text:p>Functionality: input form for the Callback service ("Перезвоните мне") doesn't provide control of data correctness for Text fields "Ваше имя" and "Телефон"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Steps to reproduce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Load page http://originaloff.com.ua/ru/goods/type/all_certificates /details/648/zapis_pesni_na_studii_zvukozapisi.html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Push button "Перезвоните мне" at the top of the page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Телефон" symbols such as &amp;, $, #, %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Insert in the Text field "Ваше имя" symbols such as &amp;, $, #, %, any letters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# Submit form by pressing button "Заказать звонок"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Actual results: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Notification "Сообщение успешно отправлено.Мы ответим Вам в ближайшее время. Спасибо за Ваш запрос!" is displayed that means form was accepted.</text:p>
          </table:table-cell>
          <table:covered-table-cell table:number-columns-repeated="8"/>
        </table:table-row>
        <table:table-row table:style-name="ro1">
          <table:covered-table-cell table:number-columns-repeated="27"/>
          <table:table-cell/>
          <table:covered-table-cell table:number-columns-repeated="8"/>
        </table:table-row>
        <table:table-row table:style-name="ro1">
          <table:covered-table-cell table:number-columns-repeated="27"/>
          <table:table-cell office:value-type="string" calcext:value-type="string">
            <text:p>h5. Expected result:</text:p>
          </table:table-cell>
          <table:covered-table-cell table:number-columns-repeated="8"/>
        </table:table-row>
        <table:table-row table:style-name="ro1">
          <table:covered-table-cell table:style-name="ce9"/>
          <table:covered-table-cell table:number-columns-repeated="26" table:style-name="ce19"/>
          <table:table-cell table:style-name="ce26" office:value-type="string" calcext:value-type="string">
            <text:p>Notification about input incorrectness and possible symbols must be displayed.</text:p>
          </table:table-cell>
          <table:covered-table-cell table:number-columns-repeated="7" table:style-name="ce19"/>
          <table:covered-table-cell table:style-name="ce35"/>
        </table:table-row>
        <table:table-row table:style-name="ro1">
          <table:table-cell table:style-name="ce10" office:value-type="string" calcext:value-type="string" table:number-columns-spanned="36" table:number-rows-spanned="1">
            <text:p>Generated at Wed Dec 09 10:59:19 EET 2015 by Sergei Volkov_G36 using JIRA 6.1.6#6162-sha1:7af547ce7c84dbb7c1e345a65437ed7b85efffa2.</text:p>
          </table:table-cell>
          <table:covered-table-cell table:number-columns-repeated="34" table:style-name="ce20"/>
          <table:covered-table-cell table:style-name="ce36"/>
        </table:table-row>
      </table:table>
      <table:named-expressions>
        <table:named-range table:name="HTML_1" table:base-cell-address="$Лист1.$A$1" table:cell-range-address=".$A$1:.$AJ$3"/>
        <table:named-range table:name="HTML_2" table:base-cell-address="$Лист1.$A$1" table:cell-range-address=".$A$4:.$AJ$215"/>
        <table:named-range table:name="HTML_3" table:base-cell-address="$Лист1.$A$1" table:cell-range-address=".$A$216:.$AJ$216"/>
        <table:named-range table:name="HTML_all" table:base-cell-address="$Лист1.$A$1" table:cell-range-address=".$A$1:.$AJ$216"/>
        <table:named-range table:name="HTML_tables" table:base-cell-address="$Лист1.$A$1" table:cell-range-address=".$A$1:.$A$1"/>
        <table:named-range table:name="HTML__issuetable" table:base-cell-address="$Лист1.$A$1" table:cell-range-address=".$A$4:.$AJ$2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A Light</dc:title>
    <dc:date>2015-12-09T11:18:13.978326860</dc:date>
    <meta:document-statistic meta:table-count="1" meta:cell-count="545" meta:object-count="0"/>
    <meta:generator>LibreOffice/4.2.8.2$Linux_X86_64 LibreOffice_project/420m0$Build-2</meta:generator>
  </office:meta>
</office:document-meta>
</file>